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7-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ARGE-DESERTION (37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HARGE-DESERTION (37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Zedekiah's request (37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Zedekiah's request (37:1-10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the king asks (37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eremiah's twofold reply (37:6-10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Jeremiah's twofold reply (37:6-1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at Pharaoh, who came to help Zedekiah, will return to Egypt (37:6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at the Babylonians will then destroy Jerusalem (37:8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Zedekiah's request (37:1-1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the king asks (37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remiah's twofold reply (37:6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HARGE-DESERTION (37:1-21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Zedekiah's request (37:1-10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Irijah's persecution (37:11-1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remiah's prophecy (37:17-2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JEREMIAH 37-3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CHARGE-DESERTION (37:1-2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CHARGE-DISSENSION (38:1-2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CHARGE-DISSENSION (38:1-28)<text:s text:c="1"/>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Jeremiah's foes (38:1-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Jeremiah's friend (38:7-1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eremiah's final meeting with Zedekiah (38:14-2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Jeremiah's final meeting with Zedekiah (38:14-28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Surrender to the Babylonians, and Jerusalem will be spared (38:14-17, 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ight against the Babylonians, and Jerusalem will be destroyed (38:18-19, 21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HARGE-DISSENSION (38:1-28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Jeremiah's foes (38:1-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Jeremiah's friend (38:7-1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Jeremiah's final meeting with Zedekiah (38:14-28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JEREMIAH 37-38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CHARGE-DESERTION (37:1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CHARGE-DISSENSION (38:1-2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7-38 </dc:title>
    <meta:initial-creator>David STRICKLAND</meta:initial-creator>
    <dc:creator>David STRICKLAND</dc:creator>
    <meta:creation-date>2020-02-23T23:14:08Z</meta:creation-date>
    <dc:date>2020-02-23T23:14:08Z</dc:date>
    <meta:template xlink:href="BibleStudy" xlink:type="simple"/>
    <meta:editing-cycles>1</meta:editing-cycles>
    <meta:editing-duration>PT0S</meta:editing-duration>
    <meta:document-statistic meta:paragraph-count="34" meta:word-count="235"/>
  </office:meta>
</office:document-meta>
</file>